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47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347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0347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53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347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0347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9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347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0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347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0347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347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347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347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0347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35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347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347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4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e7e6e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7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347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347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347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0347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3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347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347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0347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0347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Slide1" draw:style-name="a335" draw:master-page-name="Master1-Layout1-title-Diapositiva-de-título" presentation:presentation-page-layout-name="Master1-PPL1" draw:id="Slide-256">
        <draw:frame draw:id="id63" draw:style-name="a338" draw:name="CuadroTexto 4" svg:x="0.3648in" svg:y="0.39499in" svg:width="12.59439in" svg:height="0.40391in">
          <draw:text-box>
            <text:p text:style-name="a337" text:class-names="" text:cond-style-name=""><text:span text:style-name="a336" text:class-names=""><text:s text:c="1"/>logo <text:s text:c="186"/>_ <text:s text:c="2"/>🔲 <text:s text:c="3"/>X</text:span></text:p>
          </draw:text-box>
          <svg:title/>
          <svg:desc/>
        </draw:frame>
        <draw:custom-shape svg:x="0.3648in" svg:y="1.21429in" svg:width="12.59439in" svg:height="5.89073in" draw:id="id64" draw:style-name="a341" draw:name="Rectángulo 7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5" draw:style-name="a344" draw:name="CuadroTexto 8" svg:x="4.48852in" svg:y="1.36735in" svg:width="4.34694in" svg:height="0.50488in">
          <draw:text-box>
            <text:p text:style-name="a343" text:class-names="" text:cond-style-name=""><text:span text:style-name="a342" text:class-names="">Inicio de sesión</text:span></text:p>
          </draw:text-box>
          <svg:title/>
          <svg:desc/>
        </draw:frame>
        <draw:frame draw:id="id66" draw:style-name="a349" draw:name="CuadroTexto 9" svg:x="6.83546in" svg:y="2.30737in" svg:width="1.53954in" svg:height="0.40391in">
          <draw:text-box>
            <text:p text:style-name="a348" text:class-names="" text:cond-style-name=""><text:span text:style-name="a345" text:class-names=""><text:s text:c="20"/></text:span><text:span text:style-name="a346" text:class-names="">▼</text:span><text:span text:style-name="a347" text:class-names=""/></text:p>
          </draw:text-box>
          <svg:title/>
          <svg:desc/>
        </draw:frame>
        <draw:frame draw:id="id67" draw:style-name="a352" draw:name="CuadroTexto 10" svg:x="3.92729in" svg:y="2.29654in" svg:width="2.90816in" svg:height="0.41646in">
          <draw:text-box>
            <text:p text:style-name="a351" text:class-names="" text:cond-style-name=""><text:span text:style-name="a350" text:class-names="">Profesor/Alumno:</text:span></text:p>
          </draw:text-box>
          <svg:title/>
          <svg:desc/>
        </draw:frame>
        <draw:frame draw:id="id68" draw:style-name="a355" draw:name="CuadroTexto 11" svg:x="4.48852in" svg:y="3.09139in" svg:width="2.17815in" svg:height="0.40391in">
          <draw:text-box>
            <text:p text:style-name="a354" text:class-names="" text:cond-style-name=""><text:span text:style-name="a353" text:class-names="">Contraseña:</text:span></text:p>
          </draw:text-box>
          <svg:title/>
          <svg:desc/>
        </draw:frame>
        <draw:frame draw:id="id69" draw:style-name="a358" draw:name="CuadroTexto 12" svg:x="6.83546in" svg:y="3.09139in" svg:width="1.53954in" svg:height="0.40391in">
          <draw:text-box>
            <text:p text:style-name="a357" text:class-names="" text:cond-style-name=""><text:span text:style-name="a356" text:class-names=""><text:s text:c="17"/></text:span></text:p>
          </draw:text-box>
          <svg:title/>
          <svg:desc/>
        </draw:frame>
        <draw:frame draw:id="id70" draw:style-name="a361" draw:name="CuadroTexto 13" svg:x="8.61225in" svg:y="3.09139in" svg:width="0.59184in" svg:height="0.40391in">
          <draw:text-box>
            <text:p text:style-name="a360" text:class-names="" text:cond-style-name=""><text:span text:style-name="a359" text:class-names="">👀</text:span></text:p>
          </draw:text-box>
          <svg:title/>
          <svg:desc/>
        </draw:frame>
        <draw:custom-shape svg:x="5.97959in" svg:y="4.05102in" svg:width="1.73469in" svg:height="0.53061in" draw:id="id71" draw:style-name="a364" draw:name="Rectángulo: esquinas redondeadas 14">
          <svg:title/>
          <svg:desc/>
          <text:p text:style-name="a363" text:class-names="" text:cond-style-name=""><text:span text:style-name="a362" text:class-names="">Aceptar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3" draw:style-name="a365" draw:master-page-name="Master1-Layout1-title-Diapositiva-de-título" presentation:presentation-page-layout-name="Master1-PPL1" draw:id="Slide-258">
        <draw:frame draw:id="id72" draw:style-name="a368" draw:name="CuadroTexto 4" svg:x="0.3648in" svg:y="0.39499in" svg:width="12.59439in" svg:height="0.40391in">
          <draw:text-box>
            <text:p text:style-name="a367" text:class-names="" text:cond-style-name=""><text:span text:style-name="a366" text:class-names=""><text:s text:c="1"/>logo <text:s text:c="186"/>_ <text:s text:c="2"/>🔲 <text:s text:c="3"/>X</text:span></text:p>
          </draw:text-box>
          <svg:title/>
          <svg:desc/>
        </draw:frame>
        <draw:custom-shape svg:x="0.3648in" svg:y="1.42857in" svg:width="12.59439in" svg:height="5.67644in" draw:id="id73" draw:style-name="a371" draw:name="Rectángulo 7">
          <svg:title/>
          <svg:desc/>
          <text:p text:style-name="a370" text:class-names="" text:cond-style-name=""><text:span text:style-name="a3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" draw:style-name="a374" draw:name="CuadroTexto 1" svg:x="0.3648in" svg:y="0.85954in" svg:width="12.59439in" svg:height="0.41786in">
          <draw:text-box>
            <text:p text:style-name="a373" text:class-names="" text:cond-style-name=""><text:span text:style-name="a372" text:class-names=""><text:s text:c="1"/>Vista de profesor</text:span></text:p>
          </draw:text-box>
          <svg:title/>
          <svg:desc/>
        </draw:frame>
        <draw:frame draw:id="id75" draw:style-name="a377" draw:name="CuadroTexto 2" svg:x="4.78401in" svg:y="1.55697in" svg:width="3.76531in" svg:height="0.40391in">
          <draw:text-box>
            <text:p text:style-name="a376" text:class-names="" text:cond-style-name=""><text:span text:style-name="a375" text:class-names="">¿Qué desea hacer?</text:span></text:p>
          </draw:text-box>
          <svg:title/>
          <svg:desc/>
        </draw:frame>
        <draw:frame draw:id="id76" draw:style-name="a380" draw:name="CuadroTexto 3" svg:x="1.07143in" svg:y="2.14286in" svg:width="11.2551in" svg:height="4.49761in">
          <draw:text-box>
            <text:p text:style-name="a379" text:class-names="" text:cond-style-name=""><text:span text:style-name="a378" text:class-names=""/></text:p>
          </draw:text-box>
          <svg:title/>
          <svg:desc/>
        </draw:frame>
        <draw:custom-shape svg:x="3.4898in" svg:y="2.34927in" svg:width="6.26531in" svg:height="0.48924in" draw:id="id77" draw:style-name="a383" draw:name="Rectángulo: esquinas redondeadas 5">
          <svg:title/>
          <svg:desc/>
          <text:p text:style-name="a382" text:class-names="" text:cond-style-name=""><text:span text:style-name="a381" text:class-names="">Dar de alta P.I.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4898in" svg:y="5.63144in" svg:width="6.26531in" svg:height="0.50129in" draw:id="id78" draw:style-name="a386" draw:name="Rectángulo: esquinas redondeadas 15">
          <svg:title/>
          <svg:desc/>
          <text:p text:style-name="a385" text:class-names="" text:cond-style-name=""><text:span text:style-name="a384" text:class-names="">Consultas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4898in" svg:y="3.81488in" svg:width="6.26531in" svg:height="0.50129in" draw:id="id79" draw:style-name="a391" draw:name="Rectángulo: esquinas redondeadas 16">
          <svg:title/>
          <svg:desc/>
          <text:p text:style-name="a390" text:class-names="" text:cond-style-name=""><text:span text:style-name="a387" text:class-names="">Modificar<text:s text:c="1"/></text:span><text:span text:style-name="a388" text:class-names="">datos P.I</text:span><text:span text:style-name="a38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4898in" svg:y="3.05665in" svg:width="6.26531in" svg:height="0.51679in" draw:id="id80" draw:style-name="a396" draw:name="Rectángulo: esquinas redondeadas 17">
          <svg:title/>
          <svg:desc/>
          <text:p text:style-name="a395" text:class-names="" text:cond-style-name=""><text:span text:style-name="a392" text:class-names="">Dar de baja P.I</text:span><text:span text:style-name="a393" text:class-names="">.</text:span><text:span text:style-name="a394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4898in" svg:y="4.72867in" svg:width="6.26531in" svg:height="0.51679in" draw:id="id81" draw:style-name="a401" draw:name="Rectángulo: esquinas redondeadas 16">
          <svg:title/>
          <svg:desc/>
          <text:p text:style-name="a400" text:class-names="" text:cond-style-name=""><text:span text:style-name="a397" text:class-names="">Modificar<text:s text:c="1"/></text:span><text:span text:style-name="a398" text:class-names="">alumno</text:span><text:span text:style-name="a39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4" draw:style-name="a402" draw:master-page-name="Master1-Layout1-title-Diapositiva-de-título" presentation:presentation-page-layout-name="Master1-PPL1" draw:id="Slide-259">
        <draw:frame draw:id="id82" draw:style-name="a405" draw:name="CuadroTexto 4" svg:x="0.3648in" svg:y="0.39499in" svg:width="12.59439in" svg:height="0.40391in">
          <draw:text-box>
            <text:p text:style-name="a404" text:class-names="" text:cond-style-name=""><text:span text:style-name="a403" text:class-names=""><text:s text:c="1"/>logo <text:s text:c="186"/>_ <text:s text:c="2"/>🔲 <text:s text:c="3"/>X</text:span></text:p>
          </draw:text-box>
          <svg:title/>
          <svg:desc/>
        </draw:frame>
        <draw:custom-shape svg:x="0.3648in" svg:y="1.43932in" svg:width="12.59439in" svg:height="5.67644in" draw:id="id83" draw:style-name="a408" draw:name="Rectángulo 7">
          <svg:title/>
          <svg:desc/>
          <text:p text:style-name="a407" text:class-names="" text:cond-style-name=""><text:span text:style-name="a4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4" draw:style-name="a411" draw:name="CuadroTexto 1" svg:x="0.3648in" svg:y="0.85954in" svg:width="12.59439in" svg:height="0.41786in">
          <draw:text-box>
            <text:p text:style-name="a410" text:class-names="" text:cond-style-name=""><text:span text:style-name="a409" text:class-names="">Dar de alta P.I.</text:span></text:p>
          </draw:text-box>
          <svg:title/>
          <svg:desc/>
        </draw:frame>
        <draw:frame draw:id="id85" draw:style-name="a414" draw:name="CuadroTexto 6" svg:x="2.81633in" svg:y="1.95918in" svg:width="3.39796in" svg:height="0.40391in">
          <draw:text-box>
            <text:p text:style-name="a413" text:class-names="" text:cond-style-name=""><text:span text:style-name="a412" text:class-names="">Nombre proyecto:</text:span></text:p>
          </draw:text-box>
          <svg:title/>
          <svg:desc/>
        </draw:frame>
        <draw:frame draw:id="id86" draw:style-name="a417" draw:name="CuadroTexto 10" svg:x="2.75896in" svg:y="2.84387in" svg:width="3.39796in" svg:height="0.40391in">
          <draw:text-box>
            <text:p text:style-name="a416" text:class-names="" text:cond-style-name=""><text:span text:style-name="a415" text:class-names="">Área:</text:span></text:p>
          </draw:text-box>
          <svg:title/>
          <svg:desc/>
        </draw:frame>
        <draw:frame draw:id="id87" draw:style-name="a420" draw:name="CuadroTexto 11" svg:x="2.70408in" svg:y="3.72857in" svg:width="3.39796in" svg:height="0.40391in">
          <draw:text-box>
            <text:p text:style-name="a419" text:class-names="" text:cond-style-name=""><text:span text:style-name="a418" text:class-names="">Año:</text:span></text:p>
          </draw:text-box>
          <svg:title/>
          <svg:desc/>
        </draw:frame>
        <draw:custom-shape svg:x="6.20748in" svg:y="1.99876in" svg:width="2.29592in" svg:height="0.31633in" draw:id="id88" draw:style-name="a423" draw:name="Rectángulo: esquinas redondeadas 12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216in" svg:y="2.88528in" svg:width="2.29592in" svg:height="0.31633in" draw:id="id89" draw:style-name="a426" draw:name="Rectángulo: esquinas redondeadas 14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216in" svg:y="3.75in" svg:width="2.29592in" svg:height="0.31633in" draw:id="id90" draw:style-name="a429" draw:name="Rectángulo: esquinas redondeadas 19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54456in" svg:y="5.54595in" svg:width="2.40179in" svg:height="0.67746in" draw:id="id91" draw:style-name="a433" draw:name="Rectángulo: esquinas redondeadas 20">
          <svg:title/>
          <svg:desc/>
          <text:p text:style-name="a432" text:class-names="" text:cond-style-name=""><text:span text:style-name="a430" text:class-names="">Dar de alta</text:span><text:span text:style-name="a43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216in" svg:y="4.61472in" svg:width="2.29592in" svg:height="0.31633in" draw:id="id92" draw:style-name="a436" draw:name="Rectángulo: esquinas redondeadas 14">
          <svg:title/>
          <svg:desc/>
          <text:p text:style-name="a435" text:class-names="" text:cond-style-name=""><text:span text:style-name="a434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93" draw:style-name="a439" draw:name="CuadroTexto 10" svg:x="2.75896in" svg:y="4.57093in" svg:width="3.39796in" svg:height="0.40391in">
          <draw:text-box>
            <text:p text:style-name="a438" text:class-names="" text:cond-style-name=""><text:span text:style-name="a437" text:class-names="">Nota final:</text:span></text:p>
          </draw:text-box>
          <svg:title/>
          <svg:desc/>
        </draw:frame>
        <draw:custom-shape svg:x="5.7538in" svg:y="6.36313in" svg:width="1.98331in" svg:height="0.39184in" draw:id="id94" draw:style-name="a443" draw:name="Rectángulo: esquinas redondeadas 20">
          <svg:title/>
          <svg:desc/>
          <text:p text:style-name="a442" text:class-names="" text:cond-style-name=""><text:span text:style-name="a440" text:class-names="">volver</text:span><text:span text:style-name="a44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5" draw:style-name="a444" draw:master-page-name="Master1-Layout1-title-Diapositiva-de-título" presentation:presentation-page-layout-name="Master1-PPL1" draw:id="Slide-260">
        <draw:frame draw:id="id95" draw:style-name="a447" draw:name="CuadroTexto 4" svg:x="0.3648in" svg:y="0.39499in" svg:width="12.59439in" svg:height="0.40391in">
          <draw:text-box>
            <text:p text:style-name="a446" text:class-names="" text:cond-style-name=""><text:span text:style-name="a445" text:class-names=""><text:s text:c="1"/>logo <text:s text:c="186"/>_ <text:s text:c="2"/>🔲 <text:s text:c="3"/>X</text:span></text:p>
          </draw:text-box>
          <svg:title/>
          <svg:desc/>
        </draw:frame>
        <draw:custom-shape svg:x="0.3648in" svg:y="1.42857in" svg:width="12.59439in" svg:height="5.67644in" draw:id="id96" draw:style-name="a450" draw:name="Rectángulo 7">
          <svg:title/>
          <svg:desc/>
          <text:p text:style-name="a449" text:class-names="" text:cond-style-name=""><text:span text:style-name="a4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draw:style-name="a453" draw:name="CuadroTexto 1" svg:x="0.3648in" svg:y="0.85954in" svg:width="12.59439in" svg:height="0.41786in">
          <draw:text-box>
            <text:p text:style-name="a452" text:class-names="" text:cond-style-name=""><text:span text:style-name="a451" text:class-names="">Dar de baja P.I.</text:span></text:p>
          </draw:text-box>
          <svg:title/>
          <svg:desc/>
        </draw:frame>
        <draw:frame draw:id="id98" draw:style-name="a456" draw:name="CuadroTexto 9" svg:x="2.47224in" svg:y="2.52422in" svg:width="3.39796in" svg:height="0.40391in">
          <draw:text-box>
            <text:p text:style-name="a455" text:class-names="" text:cond-style-name=""><text:span text:style-name="a454" text:class-names="">Código proyecto:</text:span></text:p>
          </draw:text-box>
          <svg:title/>
          <svg:desc/>
        </draw:frame>
        <draw:custom-shape svg:x="6.47526in" svg:y="2.56801in" svg:width="2.29592in" svg:height="0.31633in" draw:id="id99" draw:style-name="a459" draw:name="Rectángulo: esquinas redondeadas 18">
          <svg:title/>
          <svg:desc/>
          <text:p text:style-name="a458" text:class-names="" text:cond-style-name=""><text:span text:style-name="a45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54456in" svg:y="5.27135in" svg:width="2.40179in" svg:height="0.67746in" draw:id="id100" draw:style-name="a462" draw:name="Rectángulo: esquinas redondeadas 20">
          <svg:title/>
          <svg:desc/>
          <text:p text:style-name="a461" text:class-names="" text:cond-style-name=""><text:span text:style-name="a460" text:class-names="">Confirmar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7538in" svg:y="6.36313in" svg:width="1.98331in" svg:height="0.39184in" draw:id="id101" draw:style-name="a466" draw:name="Rectángulo: esquinas redondeadas 20">
          <svg:title/>
          <svg:desc/>
          <text:p text:style-name="a465" text:class-names="" text:cond-style-name=""><text:span text:style-name="a463" text:class-names="">volver</text:span><text:span text:style-name="a464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6" draw:style-name="a467" draw:master-page-name="Master1-Layout1-title-Diapositiva-de-título" presentation:presentation-page-layout-name="Master1-PPL1" draw:id="Slide-261">
        <draw:frame draw:id="id102" draw:style-name="a470" draw:name="CuadroTexto 4" svg:x="0.3648in" svg:y="0.39499in" svg:width="12.59439in" svg:height="0.40391in">
          <draw:text-box>
            <text:p text:style-name="a469" text:class-names="" text:cond-style-name=""><text:span text:style-name="a468" text:class-names=""><text:s text:c="1"/>logo <text:s text:c="186"/>_ <text:s text:c="2"/>🔲 <text:s text:c="3"/>X</text:span></text:p>
          </draw:text-box>
          <svg:title/>
          <svg:desc/>
        </draw:frame>
        <draw:custom-shape svg:x="0.3648in" svg:y="1.42857in" svg:width="12.59439in" svg:height="5.67644in" draw:id="id103" draw:style-name="a473" draw:name="Rectángulo 7">
          <svg:title/>
          <svg:desc/>
          <text:p text:style-name="a472" text:class-names="" text:cond-style-name=""><text:span text:style-name="a4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draw:style-name="a478" draw:name="CuadroTexto 1" svg:x="0.3648in" svg:y="0.85954in" svg:width="12.59439in" svg:height="0.41786in">
          <draw:text-box>
            <text:p text:style-name="a477" text:class-names="" text:cond-style-name=""><text:span text:style-name="a474" text:class-names="">Modificar<text:s text:c="1"/></text:span><text:span text:style-name="a475" text:class-names="">datos P.I</text:span><text:span text:style-name="a476" text:class-names=""/></text:p>
          </draw:text-box>
          <svg:title/>
          <svg:desc/>
        </draw:frame>
        <draw:frame draw:id="id105" draw:style-name="a481" draw:name="CuadroTexto 6" svg:x="2.70408in" svg:y="2.03698in" svg:width="3.39796in" svg:height="0.40391in">
          <draw:text-box>
            <text:p text:style-name="a480" text:class-names="" text:cond-style-name=""><text:span text:style-name="a479" text:class-names="">Nombre proyecto:</text:span></text:p>
          </draw:text-box>
          <svg:title/>
          <svg:desc/>
        </draw:frame>
        <draw:frame draw:id="id106" draw:style-name="a484" draw:name="CuadroTexto 10" svg:x="2.70408in" svg:y="2.56579in" svg:width="3.39796in" svg:height="0.40391in">
          <draw:text-box>
            <text:p text:style-name="a483" text:class-names="" text:cond-style-name=""><text:span text:style-name="a482" text:class-names="">Área:</text:span></text:p>
          </draw:text-box>
          <svg:title/>
          <svg:desc/>
        </draw:frame>
        <draw:custom-shape svg:x="6.26882in" svg:y="2.09025in" svg:width="2.29592in" svg:height="0.31633in" draw:id="id107" draw:style-name="a487" draw:name="Rectángulo: esquinas redondeadas 12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26021in" svg:y="2.6644in" svg:width="2.29592in" svg:height="0.31633in" draw:id="id108" draw:style-name="a490" draw:name="Rectángulo: esquinas redondeadas 14">
          <svg:title/>
          <svg:desc/>
          <text:p text:style-name="a489" text:class-names="" text:cond-style-name=""><text:span text:style-name="a48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54456in" svg:y="5.49559in" svg:width="2.40179in" svg:height="0.67746in" draw:id="id109" draw:style-name="a493" draw:name="Rectángulo: esquinas redondeadas 20">
          <svg:title/>
          <svg:desc/>
          <text:p text:style-name="a492" text:class-names="" text:cond-style-name=""><text:span text:style-name="a491" text:class-names="">Confirmar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10" draw:style-name="a496" draw:name="CuadroTexto 10" svg:x="2.70408in" svg:y="3.23769in" svg:width="3.39796in" svg:height="0.40391in">
          <draw:text-box>
            <text:p text:style-name="a495" text:class-names="" text:cond-style-name=""><text:span text:style-name="a494" text:class-names="">Nota final:</text:span></text:p>
          </draw:text-box>
          <svg:title/>
          <svg:desc/>
        </draw:frame>
        <draw:custom-shape svg:x="6.26882in" svg:y="3.33841in" svg:width="2.29592in" svg:height="0.31633in" draw:id="id111" draw:style-name="a499" draw:name="Rectángulo: esquinas redondeadas 19">
          <svg:title/>
          <svg:desc/>
          <text:p text:style-name="a498" text:class-names="" text:cond-style-name=""><text:span text:style-name="a49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7538in" svg:y="6.36313in" svg:width="1.98331in" svg:height="0.39184in" draw:id="id112" draw:style-name="a503" draw:name="Rectángulo: esquinas redondeadas 20">
          <svg:title/>
          <svg:desc/>
          <text:p text:style-name="a502" text:class-names="" text:cond-style-name=""><text:span text:style-name="a500" text:class-names="">volver</text:span><text:span text:style-name="a50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11" draw:style-name="a504" draw:master-page-name="Master1-Layout1-title-Diapositiva-de-título" presentation:presentation-page-layout-name="Master1-PPL1" draw:id="Slide-266">
        <draw:frame draw:id="id113" draw:style-name="a507" draw:name="CuadroTexto 4" svg:x="0.3648in" svg:y="0.39499in" svg:width="12.59439in" svg:height="0.40391in">
          <draw:text-box>
            <text:p text:style-name="a506" text:class-names="" text:cond-style-name=""><text:span text:style-name="a505" text:class-names=""><text:s text:c="1"/>logo <text:s text:c="186"/>_ <text:s text:c="2"/>🔲 <text:s text:c="3"/>X</text:span></text:p>
          </draw:text-box>
          <svg:title/>
          <svg:desc/>
        </draw:frame>
        <draw:custom-shape svg:x="0.3648in" svg:y="1.42857in" svg:width="12.59439in" svg:height="5.67644in" draw:id="id114" draw:style-name="a510" draw:name="Rectángulo 7">
          <svg:title/>
          <svg:desc/>
          <text:p text:style-name="a509" text:class-names="" text:cond-style-name=""><text:span text:style-name="a5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draw:style-name="a515" draw:name="CuadroTexto 1" svg:x="0.3648in" svg:y="0.85954in" svg:width="12.59439in" svg:height="0.41786in">
          <draw:text-box>
            <text:p text:style-name="a514" text:class-names="" text:cond-style-name=""><text:span text:style-name="a511" text:class-names="">Modificar<text:s text:c="1"/></text:span><text:span text:style-name="a512" text:class-names="">datos alumno</text:span><text:span text:style-name="a513" text:class-names=""/></text:p>
          </draw:text-box>
          <svg:title/>
          <svg:desc/>
        </draw:frame>
        <draw:frame draw:id="id116" draw:style-name="a518" draw:name="CuadroTexto 9" svg:x="3.13753in" svg:y="3.54804in" svg:width="3.39796in" svg:height="0.40391in">
          <draw:text-box>
            <text:p text:style-name="a517" text:class-names="" text:cond-style-name=""><text:span text:style-name="a516" text:class-names="">Código proyecto:</text:span></text:p>
          </draw:text-box>
          <svg:title/>
          <svg:desc/>
        </draw:frame>
        <draw:custom-shape svg:x="6.79784in" svg:y="3.56559in" svg:width="2.29592in" svg:height="0.31633in" draw:id="id117" draw:style-name="a521" draw:name="Rectángulo: esquinas redondeadas 18">
          <svg:title/>
          <svg:desc/>
          <text:p text:style-name="a520" text:class-names="" text:cond-style-name=""><text:span text:style-name="a51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59695in" svg:y="5.04736in" svg:width="2.40179in" svg:height="0.67746in" draw:id="id118" draw:style-name="a524" draw:name="Rectángulo: esquinas redondeadas 20">
          <svg:title/>
          <svg:desc/>
          <text:p text:style-name="a523" text:class-names="" text:cond-style-name=""><text:span text:style-name="a522" text:class-names="">Confirmar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80619in" svg:y="5.89305in" svg:width="1.98331in" svg:height="0.39184in" draw:id="id119" draw:style-name="a528" draw:name="Rectángulo: esquinas redondeadas 20">
          <svg:title/>
          <svg:desc/>
          <text:p text:style-name="a527" text:class-names="" text:cond-style-name=""><text:span text:style-name="a525" text:class-names="">volver</text:span><text:span text:style-name="a526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7" draw:style-name="a529" draw:master-page-name="Master1-Layout1-title-Diapositiva-de-título" presentation:presentation-page-layout-name="Master1-PPL1" draw:id="Slide-262">
        <draw:frame draw:id="id120" draw:style-name="a532" draw:name="CuadroTexto 4" svg:x="0.3648in" svg:y="0.39499in" svg:width="12.59439in" svg:height="0.40391in">
          <draw:text-box>
            <text:p text:style-name="a531" text:class-names="" text:cond-style-name=""><text:span text:style-name="a530" text:class-names=""><text:s text:c="1"/>logo <text:s text:c="186"/>_ <text:s text:c="2"/>🔲 <text:s text:c="3"/>X</text:span></text:p>
          </draw:text-box>
          <svg:title/>
          <svg:desc/>
        </draw:frame>
        <draw:custom-shape svg:x="0.3648in" svg:y="1.42857in" svg:width="12.59439in" svg:height="5.67644in" draw:id="id121" draw:style-name="a535" draw:name="Rectángulo 7">
          <svg:title/>
          <svg:desc/>
          <text:p text:style-name="a534" text:class-names="" text:cond-style-name=""><text:span text:style-name="a5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2" draw:style-name="a538" draw:name="CuadroTexto 1" svg:x="0.3648in" svg:y="0.85954in" svg:width="12.59439in" svg:height="0.41786in">
          <draw:text-box>
            <text:p text:style-name="a537" text:class-names="" text:cond-style-name=""><text:span text:style-name="a536" text:class-names="">Consultas</text:span></text:p>
          </draw:text-box>
          <svg:title/>
          <svg:desc/>
        </draw:frame>
        <draw:frame draw:id="id123" draw:style-name="a541" draw:name="CuadroTexto 6" svg:x="0in" svg:y="1.98954in" svg:width="3.39796in" svg:height="0.40391in">
          <draw:text-box>
            <text:p text:style-name="a540" text:class-names="" text:cond-style-name=""><text:span text:style-name="a539" text:class-names="">Nombre proyecto:</text:span></text:p>
          </draw:text-box>
          <svg:title/>
          <svg:desc/>
        </draw:frame>
        <draw:frame draw:id="id124" draw:style-name="a546" draw:name="CuadroTexto 8" svg:x="4.86022in" svg:y="1.95785in" svg:width="3.39796in" svg:height="0.40391in">
          <draw:text-box>
            <text:p text:style-name="a545" text:class-names="" text:cond-style-name=""><text:span text:style-name="a542" text:class-names="">Código<text:s text:c="1"/></text:span><text:span text:style-name="a543" text:class-names="">proyecto:</text:span><text:span text:style-name="a544" text:class-names=""/></text:p>
          </draw:text-box>
          <svg:title/>
          <svg:desc/>
        </draw:frame>
        <draw:custom-shape svg:x="3.39796in" svg:y="2.04543in" svg:width="2.29592in" svg:height="0.31633in" draw:id="id125" draw:style-name="a549" draw:name="Rectángulo: esquinas redondeadas 12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8.25817in" svg:y="2.03333in" svg:width="2.29592in" svg:height="0.31633in" draw:id="id126" draw:style-name="a552" draw:name="Rectángulo: esquinas redondeadas 13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4611in" svg:y="3.46552in" svg:width="2.40179in" svg:height="0.67746in" draw:id="id127" draw:style-name="a555" draw:name="Rectángulo: esquinas redondeadas 20">
          <svg:title/>
          <svg:desc/>
          <text:p text:style-name="a554" text:class-names="" text:cond-style-name=""><text:span text:style-name="a553" text:class-names="">Confirmar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86097in" svg:y="4.26679in" svg:width="5.60204in" svg:height="2.21708in" draw:id="id128" draw:style-name="a558" draw:name="Rectángulo: esquinas redondeadas 2">
          <svg:title/>
          <svg:desc/>
          <text:p text:style-name="a557" text:class-names="" text:cond-style-name=""><text:span text:style-name="a556" text:class-names="">Resultado de la búsqueda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69388in" svg:y="6.58886in" svg:width="1.98331in" svg:height="0.39184in" draw:id="id129" draw:style-name="a562" draw:name="Rectángulo: esquinas redondeadas 20">
          <svg:title/>
          <svg:desc/>
          <text:p text:style-name="a561" text:class-names="" text:cond-style-name=""><text:span text:style-name="a559" text:class-names="">volver</text:span><text:span text:style-name="a560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8" draw:style-name="a563" draw:master-page-name="Master1-Layout1-title-Diapositiva-de-título" presentation:presentation-page-layout-name="Master1-PPL1" draw:id="Slide-263">
        <draw:frame draw:id="id130" draw:style-name="a566" draw:name="CuadroTexto 4" svg:x="0.3648in" svg:y="0.39499in" svg:width="12.59439in" svg:height="0.40391in">
          <draw:text-box>
            <text:p text:style-name="a565" text:class-names="" text:cond-style-name=""><text:span text:style-name="a564" text:class-names=""><text:s text:c="1"/>logo <text:s text:c="186"/>_ <text:s text:c="2"/>🔲 <text:s text:c="3"/>X</text:span></text:p>
          </draw:text-box>
          <svg:title/>
          <svg:desc/>
        </draw:frame>
        <draw:custom-shape svg:x="0.3648in" svg:y="1.42857in" svg:width="12.59439in" svg:height="5.67644in" draw:id="id131" draw:style-name="a569" draw:name="Rectángulo 7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2" draw:style-name="a572" draw:name="CuadroTexto 1" svg:x="0.3648in" svg:y="0.85954in" svg:width="12.59439in" svg:height="0.41786in">
          <draw:text-box>
            <text:p text:style-name="a571" text:class-names="" text:cond-style-name=""><text:span text:style-name="a570" text:class-names=""><text:s text:c="1"/>Vista de alumno</text:span></text:p>
          </draw:text-box>
          <svg:title/>
          <svg:desc/>
        </draw:frame>
        <draw:frame draw:id="id133" draw:style-name="a575" draw:name="CuadroTexto 2" svg:x="4.78401in" svg:y="1.55697in" svg:width="3.76531in" svg:height="0.40391in">
          <draw:text-box>
            <text:p text:style-name="a574" text:class-names="" text:cond-style-name=""><text:span text:style-name="a573" text:class-names="">¿Qué desea hacer?</text:span></text:p>
          </draw:text-box>
          <svg:title/>
          <svg:desc/>
        </draw:frame>
        <draw:frame draw:id="id134" draw:style-name="a578" draw:name="CuadroTexto 3" svg:x="1.07143in" svg:y="2.14286in" svg:width="11.2551in" svg:height="4.49761in">
          <draw:text-box>
            <text:p text:style-name="a577" text:class-names="" text:cond-style-name=""><text:span text:style-name="a576" text:class-names=""/></text:p>
          </draw:text-box>
          <svg:title/>
          <svg:desc/>
        </draw:frame>
        <draw:custom-shape svg:x="3.4898in" svg:y="4.62199in" svg:width="6.26531in" svg:height="0.65306in" draw:id="id135" draw:style-name="a581" draw:name="Rectángulo: esquinas redondeadas 15">
          <svg:title/>
          <svg:desc/>
          <text:p text:style-name="a580" text:class-names="" text:cond-style-name=""><text:span text:style-name="a579" text:class-names="">Consultar proyectos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4898in" svg:y="3.21916in" svg:width="6.26531in" svg:height="0.65306in" draw:id="id136" draw:style-name="a584" draw:name="Rectángulo: esquinas redondeadas 16">
          <svg:title/>
          <svg:desc/>
          <text:p text:style-name="a583" text:class-names="" text:cond-style-name=""><text:span text:style-name="a582" text:class-names="">Modificar mi P.I.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9" draw:style-name="a585" draw:master-page-name="Master1-Layout1-title-Diapositiva-de-título" presentation:presentation-page-layout-name="Master1-PPL1" draw:id="Slide-264">
        <draw:frame draw:id="id137" draw:style-name="a588" draw:name="CuadroTexto 4" svg:x="0.3648in" svg:y="0.39499in" svg:width="12.59439in" svg:height="0.40391in">
          <draw:text-box>
            <text:p text:style-name="a587" text:class-names="" text:cond-style-name=""><text:span text:style-name="a586" text:class-names=""><text:s text:c="1"/>logo <text:s text:c="186"/>_ <text:s text:c="2"/>🔲 <text:s text:c="3"/>X</text:span></text:p>
          </draw:text-box>
          <svg:title/>
          <svg:desc/>
        </draw:frame>
        <draw:custom-shape svg:x="0.3648in" svg:y="1.42857in" svg:width="12.59439in" svg:height="5.67644in" draw:id="id138" draw:style-name="a591" draw:name="Rectángulo 7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9" draw:style-name="a594" draw:name="CuadroTexto 1" svg:x="0.3648in" svg:y="0.85954in" svg:width="12.59439in" svg:height="0.41786in">
          <draw:text-box>
            <text:p text:style-name="a593" text:class-names="" text:cond-style-name=""><text:span text:style-name="a592" text:class-names="">Modificar datos</text:span></text:p>
          </draw:text-box>
          <svg:title/>
          <svg:desc/>
        </draw:frame>
        <draw:frame draw:id="id140" draw:style-name="a597" draw:name="CuadroTexto 6" svg:x="-0.12713in" svg:y="3.73391in" svg:width="3.39796in" svg:height="0.40391in">
          <draw:text-box>
            <text:p text:style-name="a596" text:class-names="" text:cond-style-name=""><text:span text:style-name="a595" text:class-names="">Nombre proyecto:</text:span></text:p>
          </draw:text-box>
          <svg:title/>
          <svg:desc/>
        </draw:frame>
        <draw:frame draw:id="id141" draw:style-name="a600" draw:name="CuadroTexto 11" svg:x="7.39583in" svg:y="3.76194in" svg:width="1.08036in" svg:height="0.40391in">
          <draw:text-box>
            <text:p text:style-name="a599" text:class-names="" text:cond-style-name=""><text:span text:style-name="a598" text:class-names="">URL:</text:span></text:p>
          </draw:text-box>
          <svg:title/>
          <svg:desc/>
        </draw:frame>
        <draw:custom-shape svg:x="3.37372in" svg:y="3.77983in" svg:width="2.29592in" svg:height="0.31633in" draw:id="id142" draw:style-name="a603" draw:name="Rectángulo: esquinas redondeadas 12">
          <svg:title/>
          <svg:desc/>
          <text:p text:style-name="a602" text:class-names="" text:cond-style-name=""><text:span text:style-name="a60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8.57909in" svg:y="3.78582in" svg:width="2.29592in" svg:height="0.31633in" draw:id="id143" draw:style-name="a606" draw:name="Rectángulo: esquinas redondeadas 19">
          <svg:title/>
          <svg:desc/>
          <text:p text:style-name="a605" text:class-names="" text:cond-style-name=""><text:span text:style-name="a604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4611in" svg:y="4.83196in" svg:width="2.40179in" svg:height="0.67746in" draw:id="id144" draw:style-name="a609" draw:name="Rectángulo: esquinas redondeadas 20">
          <svg:title/>
          <svg:desc/>
          <text:p text:style-name="a608" text:class-names="" text:cond-style-name=""><text:span text:style-name="a607" text:class-names="">Confirmar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12" draw:style-name="a610" draw:master-page-name="Master1-Layout1-title-Diapositiva-de-título" presentation:presentation-page-layout-name="Master1-PPL1" draw:id="Slide-267">
        <draw:frame draw:id="id145" draw:style-name="a613" draw:name="CuadroTexto 4" svg:x="0.3648in" svg:y="0.39499in" svg:width="12.59439in" svg:height="0.40391in">
          <draw:text-box>
            <text:p text:style-name="a612" text:class-names="" text:cond-style-name=""><text:span text:style-name="a611" text:class-names=""><text:s text:c="1"/>logo <text:s text:c="186"/>_ <text:s text:c="2"/>🔲 <text:s text:c="3"/>X</text:span></text:p>
          </draw:text-box>
          <svg:title/>
          <svg:desc/>
        </draw:frame>
        <draw:custom-shape svg:x="0.3648in" svg:y="1.42857in" svg:width="12.59439in" svg:height="5.67644in" draw:id="id146" draw:style-name="a616" draw:name="Rectángulo 7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7" draw:style-name="a619" draw:name="CuadroTexto 1" svg:x="0.3648in" svg:y="0.85954in" svg:width="12.59439in" svg:height="0.41786in">
          <draw:text-box>
            <text:p text:style-name="a618" text:class-names="" text:cond-style-name=""><text:span text:style-name="a617" text:class-names="">Consultas</text:span></text:p>
          </draw:text-box>
          <svg:title/>
          <svg:desc/>
        </draw:frame>
        <draw:frame draw:id="id148" draw:style-name="a622" draw:name="CuadroTexto 6" svg:x="0in" svg:y="1.98954in" svg:width="3.39796in" svg:height="0.40391in">
          <draw:text-box>
            <text:p text:style-name="a621" text:class-names="" text:cond-style-name=""><text:span text:style-name="a620" text:class-names="">Nombre proyecto:</text:span></text:p>
          </draw:text-box>
          <svg:title/>
          <svg:desc/>
        </draw:frame>
        <draw:frame draw:id="id149" draw:style-name="a625" draw:name="CuadroTexto 8" svg:x="4.86022in" svg:y="1.95785in" svg:width="3.39796in" svg:height="0.40391in">
          <draw:text-box>
            <text:p text:style-name="a624" text:class-names="" text:cond-style-name=""><text:span text:style-name="a623" text:class-names="">Código proyecto:</text:span></text:p>
          </draw:text-box>
          <svg:title/>
          <svg:desc/>
        </draw:frame>
        <draw:custom-shape svg:x="3.39796in" svg:y="2.04543in" svg:width="2.29592in" svg:height="0.31633in" draw:id="id150" draw:style-name="a628" draw:name="Rectángulo: esquinas redondeadas 12">
          <svg:title/>
          <svg:desc/>
          <text:p text:style-name="a627" text:class-names="" text:cond-style-name=""><text:span text:style-name="a626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8.25817in" svg:y="2.03333in" svg:width="2.29592in" svg:height="0.31633in" draw:id="id151" draw:style-name="a631" draw:name="Rectángulo: esquinas redondeadas 13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4611in" svg:y="3.46552in" svg:width="2.40179in" svg:height="0.67746in" draw:id="id152" draw:style-name="a634" draw:name="Rectángulo: esquinas redondeadas 20">
          <svg:title/>
          <svg:desc/>
          <text:p text:style-name="a633" text:class-names="" text:cond-style-name=""><text:span text:style-name="a632" text:class-names="">Confirmar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86097in" svg:y="4.26679in" svg:width="5.60204in" svg:height="2.21708in" draw:id="id153" draw:style-name="a637" draw:name="Rectángulo: esquinas redondeadas 2">
          <svg:title/>
          <svg:desc/>
          <text:p text:style-name="a636" text:class-names="" text:cond-style-name=""><text:span text:style-name="a635" text:class-names="">Resultado de la búsqueda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69388in" svg:y="6.58886in" svg:width="1.98331in" svg:height="0.39184in" draw:id="id154" draw:style-name="a640" draw:name="Rectángulo: esquinas redondeadas 20">
          <svg:title/>
          <svg:desc/>
          <text:p text:style-name="a639" text:class-names="" text:cond-style-name=""><text:span text:style-name="a638" text:class-names="">volver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3" draw:name="Marcador de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Haga clic para modificar el estilo de título del patrón</text:span></text:p>
        </draw:text-box>
        <svg:title/>
        <svg:desc/>
      </draw:frame>
      <draw:frame draw:id="id1" presentation:style-name="a19" draw:name="Marcador de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fech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7/05/2023</text:date></text:span></text:p>
        </draw:text-box>
        <svg:title/>
        <svg:desc/>
      </draw:frame>
      <draw:frame draw:id="id3" presentation:style-name="a26" draw:name="Marcador de pie de página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número de diapositiva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de-título" style:page-layout-name="pageLayout1" draw:style-name="a30">
      <draw:frame draw:id="id5" presentation:style-name="a33" draw:name="Título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Haga clic para modificar el estilo de título del patrón</text:span></text:p>
        </draw:text-box>
        <svg:title/>
        <svg:desc/>
      </draw:frame>
      <draw:frame draw:id="id6" presentation:style-name="a36" draw:name="Subtítulo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Haga clic para modificar el estilo de subtítulo del patrón</text:span></text:p>
        </draw:text-box>
        <svg:title/>
        <svg:desc/>
      </draw:frame>
      <draw:frame draw:id="id7" presentation:style-name="a40" draw:name="Marcador de fecha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7/05/2023</text:date></text:span></text:p>
        </draw:text-box>
        <svg:title/>
        <svg:desc/>
      </draw:frame>
      <draw:frame draw:id="id8" presentation:style-name="a43" draw:name="Marcador de pie de página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Marcador de número de diapositiva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ítulo-y-objetos" style:page-layout-name="pageLayout1" draw:style-name="a47">
      <draw:frame draw:id="id10" presentation:style-name="a50" draw:name="Título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Haga clic para modificar el estilo de título del patrón</text:span></text:p>
        </draw:text-box>
        <svg:title/>
        <svg:desc/>
      </draw:frame>
      <draw:frame draw:id="id11" presentation:style-name="a66" draw:name="Marcador de contenido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Haga clic para modificar los estilos de texto del patró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gundo ni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Marcador de fecha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7/05/2023</text:date></text:span></text:p>
        </draw:text-box>
        <svg:title/>
        <svg:desc/>
      </draw:frame>
      <draw:frame draw:id="id13" presentation:style-name="a73" draw:name="Marcador de pie de página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Marcador de número de diapositiva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Encabezado-de-sección" style:page-layout-name="pageLayout1" draw:style-name="a77">
      <draw:frame draw:id="id15" presentation:style-name="a80" draw:name="Título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Haga clic para modificar el estilo de título del patrón</text:span></text:p>
        </draw:text-box>
        <svg:title/>
        <svg:desc/>
      </draw:frame>
      <draw:frame draw:id="id16" presentation:style-name="a84" draw:name="Marcador de texto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88" draw:name="Marcador de fecha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7/05/2023</text:date></text:span></text:p>
        </draw:text-box>
        <svg:title/>
        <svg:desc/>
      </draw:frame>
      <draw:frame draw:id="id18" presentation:style-name="a91" draw:name="Marcador de pie de página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número de diapositiva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os-objetos" style:page-layout-name="pageLayout1" draw:style-name="a95">
      <draw:frame draw:id="id20" presentation:style-name="a98" draw:name="Título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Haga clic para modificar el estilo de título del patrón</text:span></text:p>
        </draw:text-box>
        <svg:title/>
        <svg:desc/>
      </draw:frame>
      <draw:frame draw:id="id21" presentation:style-name="a114" draw:name="Marcador de contenido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Haga clic para modificar los estilos de texto del patró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gundo ni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Marcador de contenido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Haga clic para modificar los estilos de texto del patró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i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Marcador de fecha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7/05/2023</text:date></text:span></text:p>
        </draw:text-box>
        <svg:title/>
        <svg:desc/>
      </draw:frame>
      <draw:frame draw:id="id24" presentation:style-name="a137" draw:name="Marcador de pie de página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Marcador de número de diapositiva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ción" style:page-layout-name="pageLayout1" draw:style-name="a141">
      <draw:frame draw:id="id26" presentation:style-name="a144" draw:name="Título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Haga clic para modificar el estilo de título del patrón</text:span></text:p>
        </draw:text-box>
        <svg:title/>
        <svg:desc/>
      </draw:frame>
      <draw:frame draw:id="id27" presentation:style-name="a148" draw:name="Marcador de texto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64" draw:name="Marcador de contenido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Haga clic para modificar los estilos de texto del patró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gundo ni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Marcador de texto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184" draw:name="Marcador de contenido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Haga clic para modificar los estilos de texto del patró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gundo ni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Marcador de fecha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7/05/2023</text:date></text:span></text:p>
        </draw:text-box>
        <svg:title/>
        <svg:desc/>
      </draw:frame>
      <draw:frame draw:id="id32" presentation:style-name="a191" draw:name="Marcador de pie de página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Marcador de número de diapositiva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Solo-el-título" style:page-layout-name="pageLayout1" draw:style-name="a195">
      <draw:frame draw:id="id34" presentation:style-name="a198" draw:name="Título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Haga clic para modificar el estilo de título del patrón</text:span></text:p>
        </draw:text-box>
        <svg:title/>
        <svg:desc/>
      </draw:frame>
      <draw:frame draw:id="id35" presentation:style-name="a202" draw:name="Marcador de fecha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7/05/2023</text:date></text:span></text:p>
        </draw:text-box>
        <svg:title/>
        <svg:desc/>
      </draw:frame>
      <draw:frame draw:id="id36" presentation:style-name="a205" draw:name="Marcador de pie de página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Marcador de número de diapositiva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En-blanco" style:page-layout-name="pageLayout1" draw:style-name="a209">
      <draw:frame draw:id="id38" presentation:style-name="a213" draw:name="Marcador de fecha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7/05/2023</text:date></text:span></text:p>
        </draw:text-box>
        <svg:title/>
        <svg:desc/>
      </draw:frame>
      <draw:frame draw:id="id39" presentation:style-name="a216" draw:name="Marcador de pie de página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Marcador de número de diapositiva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ido-con-título" style:page-layout-name="pageLayout1" draw:style-name="a220">
      <draw:frame draw:id="id41" presentation:style-name="a223" draw:name="Título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Haga clic para modificar el estilo de título del patrón</text:span></text:p>
        </draw:text-box>
        <svg:title/>
        <svg:desc/>
      </draw:frame>
      <draw:frame draw:id="id42" presentation:style-name="a239" draw:name="Marcador de contenido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Haga clic para modificar los estilos de texto del patró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gundo ni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Marcador de texto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47" draw:name="Marcador de fecha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7/05/2023</text:date></text:span></text:p>
        </draw:text-box>
        <svg:title/>
        <svg:desc/>
      </draw:frame>
      <draw:frame draw:id="id45" presentation:style-name="a250" draw:name="Marcador de pie de página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Marcador de número de diapositiva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n-con-título" style:page-layout-name="pageLayout1" draw:style-name="a254">
      <draw:frame draw:id="id47" presentation:style-name="a257" draw:name="Título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Haga clic para modificar el estilo de título del patrón</text:span></text:p>
        </draw:text-box>
        <svg:title/>
        <svg:desc/>
      </draw:frame>
      <draw:frame draw:id="id48" presentation:style-name="a260" draw:name="Marcador de posición de imagen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Marcador de texto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268" draw:name="Marcador de fecha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7/05/2023</text:date></text:span></text:p>
        </draw:text-box>
        <svg:title/>
        <svg:desc/>
      </draw:frame>
      <draw:frame draw:id="id51" presentation:style-name="a271" draw:name="Marcador de pie de página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Marcador de número de diapositiva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y-texto-vertical" style:page-layout-name="pageLayout1" draw:style-name="a275">
      <draw:frame draw:id="id53" presentation:style-name="a278" draw:name="Título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Haga clic para modificar el estilo de título del patrón</text:span></text:p>
        </draw:text-box>
        <svg:title/>
        <svg:desc/>
      </draw:frame>
      <draw:frame draw:id="id54" presentation:style-name="a294" draw:name="Marcador de texto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Haga clic para modificar los estilos de texto del patró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gundo ni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Marcador de fecha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7/05/2023</text:date></text:span></text:p>
        </draw:text-box>
        <svg:title/>
        <svg:desc/>
      </draw:frame>
      <draw:frame draw:id="id56" presentation:style-name="a301" draw:name="Marcador de pie de página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Marcador de número de diapositiva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ulo-vertical-y-texto" style:page-layout-name="pageLayout1" draw:style-name="a305">
      <draw:frame draw:id="id58" presentation:style-name="a308" draw:name="Título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Haga clic para modificar el estilo de título del patrón</text:span></text:p>
        </draw:text-box>
        <svg:title/>
        <svg:desc/>
      </draw:frame>
      <draw:frame draw:id="id59" presentation:style-name="a324" draw:name="Marcador de texto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Haga clic para modificar los estilos de texto del patró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gundo ni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Marcador de fecha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7/05/2023</text:date></text:span></text:p>
        </draw:text-box>
        <svg:title/>
        <svg:desc/>
      </draw:frame>
      <draw:frame draw:id="id61" presentation:style-name="a331" draw:name="Marcador de pie de página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Marcador de número de diapositiva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esentación de PowerPoint</dc:title>
    <meta:initial-creator>CELIA RUBIO PAIS</meta:initial-creator>
    <dc:creator>CELIA RUBIO PAIS</dc:creator>
    <meta:creation-date>2023-04-25T11:20:00Z</meta:creation-date>
    <dc:date>2023-05-17T14:43:27Z</dc:date>
    <meta:editing-cycles>1</meta:editing-cycles>
    <meta:editing-duration>PT8788S</meta:editing-duration>
    <meta:document-statistic meta:paragraph-count="65" meta:word-count="202"/>
  </office:meta>
</office:document-meta>
</file>